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3d3ab" draw:opacity="65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518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d3d3ab" draw:shadow="hidden"/>
    </style:style>
    <style:style style:name="gr5" style:family="graphic" style:parent-style-name="standard">
      <style:graphic-properties draw:stroke="none" draw:fill="none" draw:textarea-vertical-align="middle" fo:min-height="4.384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817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1.896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.991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2.156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137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292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d3d3ab" draw:opacity="65%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d3d3a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0cm" svg:height="10.617cm" svg:x="5.6cm" svg:y="1.383cm" svg:viewBox="0 0 10001 10618" draw:points="0,10618 10001,10618 10001,0 0,0">
              <text:p/>
            </draw:polygon>
            <draw:polygon draw:style-name="gr2" draw:text-style-name="P2" draw:layer="layout" svg:width="10cm" svg:height="10.617cm" svg:x="5.6cm" svg:y="1.383cm" svg:viewBox="0 0 10001 10618" draw:points="0,10618 10001,10618 10001,0 0,0">
              <text:p/>
            </draw:polygon>
          </draw:g>
          <draw:frame draw:style-name="gr3" draw:text-style-name="P2" draw:layer="layout" svg:width="5.75cm" svg:height="1.8cm" svg:x="7.625cm" svg:y="6.65cm">
            <draw:text-box>
              <text:p text:style-name="P3"><text:span text:style-name="T1">ProtoLayer</text:span></text:p>
            </draw:text-box>
          </draw:frame>
        </draw:g>
        <draw:g>
          <draw:g>
            <draw:polygon draw:style-name="gr4" draw:text-style-name="P4" draw:layer="layout" svg:width="8.196cm" svg:height="4.666cm" svg:x="6.443cm" svg:y="2.267cm" svg:viewBox="0 0 8197 4667" draw:points="8197,0 0,0 0,4667 8197,4667">
              <text:p/>
            </draw:polygon>
            <draw:polygon draw:style-name="gr2" draw:text-style-name="P2" draw:layer="layout" svg:width="8.196cm" svg:height="4.666cm" svg:x="6.443cm" svg:y="2.267cm" svg:viewBox="0 0 8197 4667" draw:points="8197,0 0,0 0,4667 8197,4667">
              <text:p/>
            </draw:polygon>
          </draw:g>
          <draw:frame draw:style-name="gr5" draw:text-style-name="P2" draw:layer="layout" svg:width="8.196cm" svg:height="4.666cm" svg:x="6.443cm" svg:y="2.267cm">
            <draw:text-box>
              <text:p text:style-name="P3"><text:span text:style-name="T2">ProtoModule TX Part</text:span></text:p>
            </draw:text-box>
          </draw:frame>
        </draw:g>
        <draw:g>
          <draw:g>
            <draw:polygon draw:style-name="gr4" draw:text-style-name="P4" draw:layer="layout" svg:width="3.96cm" svg:height="2.099cm" svg:x="14.639cm" svg:y="4.8cm" svg:viewBox="0 0 3961 2100" draw:points="3448,1575 3448,2100 3961,1051 3448,0 3448,525 512,525 512,0 0,1051 512,2100 512,1575">
              <text:p/>
            </draw:polygon>
            <draw:polygon draw:style-name="gr2" draw:text-style-name="P2" draw:layer="layout" svg:width="3.96cm" svg:height="2.099cm" svg:x="14.639cm" svg:y="4.8cm" svg:viewBox="0 0 3961 2100" draw:points="3448,1575 3448,2100 3961,1051 3448,0 3448,525 512,525 512,0 0,1051 512,2100 512,1575">
              <text:p/>
            </draw:polygon>
          </draw:g>
          <draw:frame draw:style-name="gr6" draw:text-style-name="P5" draw:layer="layout" svg:width="3.96cm" svg:height="2.099cm" svg:x="14.639cm" svg:y="4.8cm">
            <draw:text-box>
              <text:p text:style-name="P3"><text:span text:style-name="T1">PCI data and control outputs</text:span></text:p>
            </draw:text-box>
          </draw:frame>
        </draw:g>
        <draw:g>
          <draw:g>
            <draw:polygon draw:style-name="gr4" draw:text-style-name="P4" draw:layer="layout" svg:width="3.861cm" svg:height="2.178cm" svg:x="14.639cm" svg:y="2.05cm" svg:viewBox="0 0 3862 2179" draw:points="3362,1634 3362,2179 3862,1090 3362,0 3362,543 499,543 499,0 0,1090 499,2179 499,1634">
              <text:p/>
            </draw:polygon>
            <draw:polygon draw:style-name="gr2" draw:text-style-name="P2" draw:layer="layout" svg:width="3.861cm" svg:height="2.178cm" svg:x="14.639cm" svg:y="2.05cm" svg:viewBox="0 0 3862 2179" draw:points="3362,1634 3362,2179 3862,1090 3362,0 3362,543 499,543 499,0 0,1090 499,2179 499,1634">
              <text:p/>
            </draw:polygon>
          </draw:g>
          <draw:frame draw:style-name="gr7" draw:text-style-name="P5" draw:layer="layout" svg:width="3.861cm" svg:height="2.178cm" svg:x="14.639cm" svg:y="2.322cm">
            <draw:text-box>
              <text:p text:style-name="P3"><text:span text:style-name="T1">SDU data and control inputs</text:span><text:span text:style-name="T1"><text:line-break/></text:span><text:span text:style-name="T1"/></text:p>
            </draw:text-box>
          </draw:frame>
        </draw:g>
        <draw:g>
          <draw:g>
            <draw:polygon draw:style-name="gr4" draw:text-style-name="P4" draw:layer="layout" svg:width="4.443cm" svg:height="2.273cm" svg:x="2cm" svg:y="3.3cm" svg:viewBox="0 0 4444 2274" draw:points="3944,1706 3944,2274 4444,1137 3944,0 3944,568 500,567 500,0 0,1135 499,2273 499,1705">
              <text:p/>
            </draw:polygon>
            <draw:polygon draw:style-name="gr2" draw:text-style-name="P2" draw:layer="layout" svg:width="4.443cm" svg:height="2.273cm" svg:x="2cm" svg:y="3.3cm" svg:viewBox="0 0 4444 2274" draw:points="3944,1706 3944,2274 4444,1137 3944,0 3944,568 500,567 500,0 0,1135 499,2273 499,1705">
              <text:p/>
            </draw:polygon>
          </draw:g>
          <draw:frame draw:style-name="gr8" draw:text-style-name="P5" draw:layer="layout" svg:width="4.443cm" svg:height="2.273cm" svg:x="2.057cm" svg:y="3.527cm">
            <draw:text-box>
              <text:p text:style-name="P3"><text:span text:style-name="T1">PDU data and control outputs</text:span><text:span text:style-name="T1"><text:line-break/></text:span><text:span text:style-name="T1"/></text:p>
            </draw:text-box>
          </draw:frame>
        </draw:g>
        <draw:g>
          <draw:g>
            <draw:polygon draw:style-name="gr4" draw:text-style-name="P4" draw:layer="layout" svg:width="4.949cm" svg:height="2.438cm" svg:x="7.943cm" svg:y="8.2cm" svg:viewBox="0 0 4950 2439" draw:points="0,2439 4950,2439 4950,0 0,0">
              <text:p/>
            </draw:polygon>
            <draw:polygon draw:style-name="gr2" draw:text-style-name="P2" draw:layer="layout" svg:width="4.949cm" svg:height="2.438cm" svg:x="7.943cm" svg:y="8.2cm" svg:viewBox="0 0 4950 2439" draw:points="0,2439 4950,2439 4950,0 0,0">
              <text:p/>
            </draw:polygon>
          </draw:g>
          <draw:frame draw:style-name="gr9" draw:text-style-name="P2" draw:layer="layout" svg:width="4.949cm" svg:height="2.438cm" svg:x="7.943cm" svg:y="8.2cm">
            <draw:text-box>
              <text:p text:style-name="P3"><text:span text:style-name="T2">PDU Queue</text:span></text:p>
            </draw:text-box>
          </draw:frame>
        </draw:g>
        <draw:g>
          <draw:g>
            <draw:polygon draw:style-name="gr4" draw:text-style-name="P4" draw:layer="layout" svg:width="5.943cm" svg:height="2.419cm" svg:x="2cm" svg:y="8cm" svg:viewBox="0 0 5944 2420" draw:points="499,605 499,0 0,1211 499,2420 499,1815 5444,1815 5444,2420 5944,1211 5444,0 5444,605">
              <text:p/>
            </draw:polygon>
            <draw:polygon draw:style-name="gr2" draw:text-style-name="P2" draw:layer="layout" svg:width="5.943cm" svg:height="2.419cm" svg:x="2cm" svg:y="8cm" svg:viewBox="0 0 5944 2420" draw:points="499,605 499,0 0,1211 499,2420 499,1815 5444,1815 5444,2420 5944,1211 5444,0 5444,605">
              <text:p/>
            </draw:polygon>
          </draw:g>
          <draw:frame draw:style-name="gr10" draw:text-style-name="P5" draw:layer="layout" svg:width="5.029cm" svg:height="2.419cm" svg:x="2.457cm" svg:y="8cm">
            <draw:text-box>
              <text:p text:style-name="P3"><text:span text:style-name="T1">PDU data and control inputs</text:span></text:p>
            </draw:text-box>
          </draw:frame>
        </draw:g>
        <draw:g>
          <draw:g>
            <draw:polygon draw:style-name="gr4" draw:text-style-name="P4" draw:layer="layout" svg:width="5.608cm" svg:height="2.574cm" svg:x="12.915cm" svg:y="7.819cm" svg:viewBox="0 0 5609 2575" draw:points="500,644 500,0 0,1288 500,2575 500,1932 5109,1932 5109,2575 5609,1288 5109,0 5109,644">
              <text:p/>
            </draw:polygon>
            <draw:polygon draw:style-name="gr2" draw:text-style-name="P2" draw:layer="layout" svg:width="5.608cm" svg:height="2.574cm" svg:x="12.915cm" svg:y="7.819cm" svg:viewBox="0 0 5609 2575" draw:points="500,644 500,0 0,1288 500,2575 500,1932 5109,1932 5109,2575 5609,1288 5109,0 5109,644">
              <text:p/>
            </draw:polygon>
          </draw:g>
          <draw:frame draw:style-name="gr11" draw:text-style-name="P5" draw:layer="layout" svg:width="6.88cm" svg:height="2.574cm" svg:x="12.4cm" svg:y="7.926cm">
            <draw:text-box>
              <text:p text:style-name="P3"><text:span text:style-name="T1">SDU data and control</text:span></text:p>
              <text:p text:style-name="P3"><text:span text:style-name="T1">outputs</text:span></text:p>
            </draw:text-box>
          </draw:frame>
        </draw:g>
        <draw:g>
          <draw:g>
            <draw:polygon draw:style-name="gr4" draw:text-style-name="P4" draw:layer="layout" svg:width="4.5cm" svg:height="3.562cm" svg:x="8cm" svg:y="10.638cm" svg:viewBox="0 0 4501 3563" draw:points="3375,890 4501,890 2249,0 0,890 1125,890 1125,2672 0,2672 2249,3563 4501,2672 3375,2672">
              <text:p/>
            </draw:polygon>
            <draw:polygon draw:style-name="gr2" draw:text-style-name="P2" draw:layer="layout" svg:width="4.5cm" svg:height="3.562cm" svg:x="8cm" svg:y="10.638cm" svg:viewBox="0 0 4501 3563" draw:points="3375,890 4501,890 2249,0 0,890 1125,890 1125,2672 0,2672 2249,3563 4501,2672 3375,2672">
              <text:p/>
            </draw:polygon>
          </draw:g>
          <draw:frame draw:style-name="gr12" draw:text-style-name="P5" draw:layer="layout" svg:width="3.176cm" svg:height="2.037cm" svg:x="8.689cm" svg:y="11.293cm">
            <draw:text-box>
              <text:p text:style-name="P3"><text:span text:style-name="T1">PCI data and control</text:span></text:p>
              <text:p text:style-name="P3"><text:span text:style-name="T1"><text:s/></text:span><text:span text:style-name="T1">output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6T18:01:26.778000000</dc:date>
    <meta:creation-date>2013-05-17T10:27:13Z</meta:creation-date>
    <meta:generator>LibreOffice/4.4.4.3$Windows_x86 LibreOffice_project/2c39ebcf046445232b798108aa8a7e7d89552ea8</meta:generator>
    <meta:editing-duration>PT3M41S</meta:editing-duration>
    <meta:editing-cycles>1</meta:editing-cycles>
    <meta:document-statistic meta:object-count="45"/>
  </office:meta>
</office:document-meta>
</file>